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weight="bold" style:font-weight-asian="bold" style:font-weight-complex="bold"/>
    </style:style>
    <style:style style:name="P3" style:family="paragraph" style:parent-style-name="Standard">
      <style:text-properties style:font-name="Verdana" fo:font-weight="normal" style:font-weight-asian="normal" style:font-weight-complex="normal"/>
    </style:style>
    <style:style style:name="P4" style:family="paragraph" style:parent-style-name="Standard">
      <style:paragraph-properties style:shadow="none"/>
      <style:text-properties style:font-name="Verdana"/>
    </style:style>
    <style:style style:name="P5" style:family="paragraph" style:parent-style-name="Standard">
      <style:text-properties style:font-name="Verdana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DJPY generation 4 weeks</text:p>
      <text:p text:style-name="P1">_______________________________________________________________</text:p>
      <text:p text:style-name="P1">1.1.2004 – 31.12.2012 <text:s/>(6 IS+3 OOS) </text:p>
      <text:p text:style-name="P1">M1 data, H1 TF</text:p>
      <text:p text:style-name="P1">selected TF precision, 2 pips spread, distance 2, slippage 0</text:p>
      <text:p text:style-name="P1">_______________________________________________________________</text:p>
      <text:p text:style-name="P1">filtering after 1 week:</text:p>
      <text:p text:style-name="P1"/>
      <text:p text:style-name="P1">OOS 2013 <text:tab/><text:tab/><text:bookmark-start text:name="__DdeLink__75_103738325"/>PF bigger than 1.3<text:bookmark-end text:name="__DdeLink__75_103738325"/></text:p>
      <text:p text:style-name="P1">OOS 2014<text:tab/> <text:tab/>PF bigger than 1.3</text:p>
      <text:p text:style-name="P1">M30 <text:s text:c="8"/><text:tab/> <text:tab/>Profit bigger than 0</text:p>
      <text:p text:style-name="P1">5 pips slippage<text:tab/>Profit bigger than 0</text:p>
      <text:p text:style-name="P1">_______________________________________________________________</text:p>
      <text:p text:style-name="P1"/>
      <text:p text:style-name="P3">after this filtering upload the strategies to google drive in folder week 1, second week to folder week2, this is neccessary because of different setting</text:p>
      <text:p text:style-name="P3"/>
      <text:p text:style-name="P3">second week continue with setting 2usdjpy (load new setting!)</text:p>
      <text:p text:style-name="P3"/>
      <text:p text:style-name="P3">only last week is M30 generation, instead M30 filter use H1 filter</text:p>
      <text:p text:style-name="P3"/>
      <text:p text:style-name="P3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3-03T12:02:48.85</meta:creation-date>
    <dc:date>2015-03-12T21:17:44.29</dc:date>
    <meta:editing-duration>PT00H28M14S</meta:editing-duration>
    <meta:editing-cycles>8</meta:editing-cycles>
    <meta:generator>OpenOffice.org/3.2$Win32 OpenOffice.org_project/320m12$Build-9483</meta:generator>
    <meta:document-statistic meta:table-count="0" meta:image-count="0" meta:object-count="0" meta:page-count="1" meta:paragraph-count="15" meta:word-count="101" meta:character-count="756"/>
  </office:meta>
</office:document-meta>
</file>